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standard">
      <style:graphic-properties svg:stroke-width="0.1cm" svg:stroke-color="#000000" draw:marker-start-width="0.5cm" draw:marker-end-width="0.5cm" svg:stroke-linecap="round" draw:fill-color="#cccccc" draw:textarea-horizontal-align="justify" draw:textarea-vertical-align="middle" draw:auto-grow-height="false" fo:min-height="4.35cm" fo:min-width="4.1cm" fo:padding-top="0.175cm" fo:padding-bottom="0.175cm" fo:padding-left="0.3cm" fo:padding-right="0.3cm"/>
    </style:style>
    <style:style style:name="gr3" style:family="graphic" style:parent-style-name="standard">
      <style:graphic-properties svg:stroke-color="#cc66ff" draw:fill-color="#cc66ff" draw:textarea-horizontal-align="justify" draw:textarea-vertical-align="middle" draw:auto-grow-height="false" fo:min-height="3.772cm" fo:min-width="3.522cm"/>
    </style:style>
    <style:style style:name="gr4" style:family="graphic" style:parent-style-name="standard">
      <style:graphic-properties svg:stroke-width="0.1cm" svg:stroke-color="#000000" draw:marker-start-width="0.5cm" draw:marker-end-width="0.5cm" svg:stroke-linecap="round" draw:fill-color="#99ff66" draw:textarea-horizontal-align="justify" draw:textarea-vertical-align="middle" draw:auto-grow-height="false" fo:min-height="0.99cm" fo:min-width="0.739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cm" draw:marker-end-width="0.5cm" svg:stroke-linecap="round" draw:fill-color="#99ff66" draw:textarea-horizontal-align="justify" draw:textarea-vertical-align="middle" draw:auto-grow-height="false" fo:min-height="0.99cm" fo:min-width="0.756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5cm" draw:marker-end-width="0.5cm" svg:stroke-linecap="round" draw:fill-color="#99ff66" draw:textarea-horizontal-align="justify" draw:textarea-vertical-align="middle" draw:auto-grow-height="false" fo:min-height="0.99cm" fo:min-width="0.74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5cm" draw:marker-end-width="0.5cm" svg:stroke-linecap="round" draw:fill-color="#99ff66" draw:textarea-horizontal-align="justify" draw:textarea-vertical-align="middle" draw:auto-grow-height="false" fo:min-height="0.989cm" fo:min-width="0.74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5cm" draw:marker-end-width="0.5cm" svg:stroke-linecap="round" draw:fill-color="#99ff66" draw:textarea-horizontal-align="justify" draw:textarea-vertical-align="middle" draw:auto-grow-height="false" fo:min-height="1.006cm" fo:min-width="0.74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5cm" draw:marker-end-width="0.5cm" svg:stroke-linecap="round" draw:fill-color="#99ff66" draw:textarea-horizontal-align="justify" draw:textarea-vertical-align="middle" draw:auto-grow-height="false" fo:min-height="0.989cm" fo:min-width="0.756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marker-start-width="0.5cm" draw:marker-end-width="0.5cm" svg:stroke-linecap="round" draw:fill-color="#99ff66" draw:textarea-horizontal-align="justify" draw:textarea-vertical-align="middle" draw:auto-grow-height="false" fo:min-height="1.006cm" fo:min-width="0.756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marker-start-width="0.5cm" draw:marker-end-width="0.5cm" svg:stroke-linecap="round" draw:fill-color="#99ff66" draw:textarea-horizontal-align="justify" draw:textarea-vertical-align="middle" draw:auto-grow-height="false" fo:min-height="1.006cm" fo:min-width="0.739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-width="0.5cm" draw:marker-end-width="0.5cm" svg:stroke-linecap="round" draw:fill-color="#99ff66" draw:textarea-horizontal-align="justify" draw:textarea-vertical-align="middle" draw:auto-grow-height="false" fo:min-height="0.989cm" fo:min-width="0.739cm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draw:marker-start-width="0.5cm" draw:marker-end="Rounded_20_short_20_Arrow" draw:marker-end-width="0.5cm" svg:stroke-linecap="round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marker-start-width="0.5cm" draw:marker-end-width="0.5cm" svg:stroke-linecap="round" draw:fill-color="#ffffff" draw:textarea-horizontal-align="justify" draw:textarea-vertical-align="middle" draw:auto-grow-height="false" fo:min-height="3.032cm" fo:min-width="2.795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1cm" svg:stroke-color="#000000" draw:marker-start-width="0.5cm" draw:marker-end-width="0.5cm" svg:stroke-linecap="round" draw:fill-color="#ff9900" draw:textarea-horizontal-align="justify" draw:textarea-vertical-align="middle" draw:auto-grow-height="false" fo:min-height="0.428cm" fo:min-width="0.18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0000" draw:marker-start-width="0.5cm" draw:marker-end-width="0.5cm" svg:stroke-linecap="round" draw:fill-color="#ffffff" draw:textarea-horizontal-align="justify" draw:textarea-vertical-align="middle" draw:auto-grow-height="false" fo:min-height="3.032cm" fo:min-width="2.79cm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width="0.1cm" svg:stroke-color="#000000" draw:marker-start-width="0.5cm" draw:marker-end-width="0.5cm" svg:stroke-linecap="round" draw:fill-color="#ff9900" draw:textarea-horizontal-align="justify" draw:textarea-vertical-align="middle" draw:auto-grow-height="false" fo:min-height="0.428cm" fo:min-width="0.185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width="0.1cm" svg:stroke-color="#000000" draw:marker-start-width="0.5cm" draw:marker-end-width="0.5cm" svg:stroke-linecap="round" draw:fill-color="#ff9900" draw:textarea-horizontal-align="justify" draw:textarea-vertical-align="middle" draw:auto-grow-height="false" fo:min-height="0.425cm" fo:min-width="0.18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0000" draw:marker-start-width="0.5cm" draw:marker-end-width="0.5cm" svg:stroke-linecap="round" draw:fill-color="#729fcf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000000" draw:marker-start-width="0.447cm" draw:marker-end-width="0.447cm" draw:textarea-horizontal-align="justify" draw:textarea-vertical-align="middle" draw:auto-grow-height="false" fo:min-height="0.152cm" fo:min-width="0cm" fo:padding-top="0.174cm" fo:padding-bottom="0.174cm" fo:padding-left="0.299cm" fo:padding-right="0.299cm"/>
    </style:style>
    <style:style style:name="gr21" style:family="graphic" style:parent-style-name="standard">
      <style:graphic-properties draw:stroke="none" svg:stroke-color="#000000" draw:fill="none" draw:fill-color="#ffffff" fo:min-height="0.869cm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-color="#cc66ff"/>
      <style:paragraph-properties fo:text-align="center"/>
    </style:style>
    <style:style style:name="P4" style:family="paragraph">
      <loext:graphic-properties draw:fill-color="#99ff66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9900"/>
      <style:paragraph-properties fo:text-align="center"/>
    </style:style>
    <style:style style:name="P8" style:family="paragraph">
      <loext:graphic-properties draw:fill-color="#729fcf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22pt"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cm" svg:height="0.962cm" svg:x="1.7cm" svg:y="11.919cm">
          <draw:text-box>
            <text:p><text:span text:style-name="T1">Input </text:span><text:span text:style-name="T1">Regions</text:span></text:p>
          </draw:text-box>
        </draw:frame>
        <draw:g>
          <draw:custom-shape draw:style-name="gr2" draw:text-style-name="P2" draw:layer="layout" svg:width="4.7cm" svg:height="4.7cm" svg:x="1.6cm" svg:y="12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4.022cm" svg:height="4.022cm" svg:x="1.939cm" svg:y="13.2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339cm" svg:height="1.34cm" svg:x="4.961cm" svg:y="12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356cm" svg:height="1.34cm" svg:x="3.272cm" svg:y="12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1.34cm" svg:height="1.34cm" svg:x="1.6cm" svg:y="12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.34cm" svg:height="1.339cm" svg:x="1.6cm" svg:y="16.2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1.34cm" svg:height="1.356cm" svg:x="1.6cm" svg:y="14.5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1.356cm" svg:height="1.339cm" svg:x="3.272cm" svg:y="16.2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1.356cm" svg:height="1.356cm" svg:x="3.272cm" svg:y="14.5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1.339cm" svg:height="1.356cm" svg:x="4.961cm" svg:y="14.5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1.339cm" svg:height="1.339cm" svg:x="4.961cm" svg:y="16.2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" draw:text-style-name="P1" draw:layer="layout" svg:width="3.3cm" svg:height="0.962cm" svg:x="9cm" svg:y="11.919cm">
          <draw:text-box>
            <text:p><text:span text:style-name="T1">Weights</text:span></text:p>
          </draw:text-box>
        </draw:frame>
        <draw:frame draw:style-name="gr1" draw:text-style-name="P1" draw:layer="layout" svg:width="2.6cm" svg:height="0.962cm" svg:x="18.7cm" svg:y="11.919cm">
          <draw:text-box>
            <text:p><text:span text:style-name="T1">Output</text:span></text:p>
          </draw:text-box>
        </draw:frame>
        <draw:g>
          <draw:line draw:style-name="gr13" draw:text-style-name="P5" draw:layer="layout" svg:x1="19.5cm" svg:y1="17.75cm" svg:x2="19.5cm" svg:y2="17.75cm">
            <text:p/>
          </draw:line>
          <draw:g>
            <draw:custom-shape draw:style-name="gr14" draw:text-style-name="P6" draw:layer="layout" svg:width="3.395cm" svg:height="3.382cm" svg:x="18.7cm" svg:y="13.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draw:layer="layout" svg:width="0.78cm" svg:height="0.778cm" svg:x="18.995cm" svg:y="13.8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draw:layer="layout" svg:width="0.78cm" svg:height="0.778cm" svg:x="20.015cm" svg:y="13.8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draw:layer="layout" svg:width="0.78cm" svg:height="0.778cm" svg:x="21.03cm" svg:y="13.8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draw:layer="layout" svg:width="0.78cm" svg:height="0.778cm" svg:x="18.995cm" svg:y="14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draw:layer="layout" svg:width="0.78cm" svg:height="0.778cm" svg:x="20.015cm" svg:y="14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draw:layer="layout" svg:width="0.78cm" svg:height="0.778cm" svg:x="21.03cm" svg:y="14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draw:layer="layout" svg:width="0.78cm" svg:height="0.778cm" svg:x="18.995cm" svg:y="15.9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draw:layer="layout" svg:width="0.78cm" svg:height="0.778cm" svg:x="20.015cm" svg:y="15.9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draw:layer="layout" svg:width="0.78cm" svg:height="0.778cm" svg:x="21.03cm" svg:y="15.9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6" draw:layer="layout" svg:width="3.39cm" svg:height="3.382cm" svg:x="19.155cm" svg:y="16.0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draw:layer="layout" svg:width="0.785cm" svg:height="0.778cm" svg:x="19.445cm" svg:y="16.3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draw:layer="layout" svg:width="0.78cm" svg:height="0.778cm" svg:x="20.465cm" svg:y="16.3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draw:layer="layout" svg:width="0.78cm" svg:height="0.778cm" svg:x="21.485cm" svg:y="16.3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draw:layer="layout" svg:width="0.785cm" svg:height="0.778cm" svg:x="19.445cm" svg:y="17.3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draw:layer="layout" svg:width="0.78cm" svg:height="0.778cm" svg:x="20.465cm" svg:y="17.3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draw:layer="layout" svg:width="0.78cm" svg:height="0.778cm" svg:x="21.485cm" svg:y="17.3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draw:layer="layout" svg:width="0.785cm" svg:height="0.778cm" svg:x="19.445cm" svg:y="18.3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draw:layer="layout" svg:width="0.78cm" svg:height="0.778cm" svg:x="20.465cm" svg:y="18.3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draw:layer="layout" svg:width="0.78cm" svg:height="0.778cm" svg:x="21.485cm" svg:y="18.3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4" draw:text-style-name="P6" draw:layer="layout" svg:width="3.395cm" svg:height="3.382cm" svg:x="19.605cm" svg:y="18.5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0.78cm" svg:height="0.778cm" svg:x="19.9cm" svg:y="18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0.78cm" svg:height="0.778cm" svg:x="20.92cm" svg:y="18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0.78cm" svg:height="0.778cm" svg:x="21.935cm" svg:y="18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0.78cm" svg:height="0.778cm" svg:x="19.9cm" svg:y="19.8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0.78cm" svg:height="0.778cm" svg:x="20.92cm" svg:y="19.8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0.78cm" svg:height="0.778cm" svg:x="21.935cm" svg:y="19.8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7" draw:layer="layout" svg:width="0.78cm" svg:height="0.775cm" svg:x="19.9cm" svg:y="20.8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7" draw:layer="layout" svg:width="0.78cm" svg:height="0.775cm" svg:x="20.92cm" svg:y="20.8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7" draw:layer="layout" svg:width="0.78cm" svg:height="0.775cm" svg:x="21.935cm" svg:y="20.8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2" draw:layer="layout" svg:width="4.7cm" svg:height="4.7cm" svg:x="1.6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4.022cm" svg:height="4.022cm" svg:x="1.939cm" svg:y="18.2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339cm" svg:height="1.34cm" svg:x="4.961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356cm" svg:height="1.34cm" svg:x="3.272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1.34cm" svg:height="1.34cm" svg:x="1.6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.34cm" svg:height="1.339cm" svg:x="1.6cm" svg:y="21.2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1.34cm" svg:height="1.356cm" svg:x="1.6cm" svg:y="19.5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1.356cm" svg:height="1.339cm" svg:x="3.272cm" svg:y="21.2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1.356cm" svg:height="1.356cm" svg:x="3.272cm" svg:y="19.5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1.339cm" svg:height="1.356cm" svg:x="4.961cm" svg:y="19.5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1.339cm" svg:height="1.339cm" svg:x="4.961cm" svg:y="21.2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9" draw:text-style-name="P8" draw:layer="layout" svg:width="2cm" svg:height="2cm" svg:x="8.65cm" svg:y="13.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8" draw:layer="layout" svg:width="2cm" svg:height="2cm" svg:x="9.65cm" svg:y="14.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8" draw:layer="layout" svg:width="2cm" svg:height="2cm" svg:x="10.65cm" svg:y="15.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0" draw:text-style-name="P9" draw:layer="layout" svg:width="0.5cm" svg:height="0.5cm" draw:transform="rotate (0.785398163397448) translate (7.1cm 14.154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13" draw:text-style-name="P5" draw:layer="layout" svg:x1="7.907cm" svg:y1="14.1cm" svg:x2="8.707cm" svg:y2="14.1cm">
            <text:p/>
          </draw:line>
          <draw:g>
            <draw:custom-shape draw:style-name="gr20" draw:text-style-name="P9" draw:layer="layout" svg:width="0.5cm" svg:height="0.5cm" draw:transform="rotate (0.785398163397448) translate (7.075cm 15.288cm)">
              <text:p/>
    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line draw:style-name="gr13" draw:text-style-name="P5" draw:layer="layout" svg:x1="7.782cm" svg:y1="15.334cm" svg:x2="9.682cm" svg:y2="15.334cm">
              <text:p/>
            </draw:line>
          </draw:g>
          <draw:custom-shape draw:style-name="gr20" draw:text-style-name="P9" draw:layer="layout" svg:width="0.5cm" svg:height="0.5cm" draw:transform="rotate (0.785398163397448) translate (7.05cm 16.52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13" draw:text-style-name="P5" draw:layer="layout" svg:x1="7.757cm" svg:y1="16.568cm" svg:x2="10.657cm" svg:y2="16.568cm">
            <text:p/>
          </draw:line>
          <draw:line draw:style-name="gr13" draw:text-style-name="P5" draw:layer="layout" svg:x1="5.7cm" svg:y1="15.3cm" svg:x2="7.1cm" svg:y2="15.3cm">
            <text:p/>
          </draw:line>
          <draw:line draw:style-name="gr13" draw:text-style-name="P5" draw:layer="layout" svg:x1="5.675cm" svg:y1="15.3cm" svg:x2="7cm" svg:y2="14.3cm">
            <text:p/>
          </draw:line>
          <draw:line draw:style-name="gr13" draw:text-style-name="P5" draw:layer="layout" svg:x1="5.653cm" svg:y1="15.32cm" svg:x2="6.978cm" svg:y2="16.32cm">
            <text:p/>
          </draw:line>
          <draw:line draw:style-name="gr13" draw:text-style-name="P5" draw:layer="layout" svg:x1="10.7cm" svg:y1="13.455cm" svg:x2="14.1cm" svg:y2="13.455cm">
            <text:p/>
          </draw:line>
          <draw:frame draw:style-name="gr21" draw:text-style-name="P10" draw:layer="layout" svg:width="0.907cm" svg:height="1.119cm" svg:x="14.003cm" svg:y="12.9cm">
            <draw:text-box>
              <text:p><text:span text:style-name="T2">Σ</text:span></text:p>
            </draw:text-box>
          </draw:frame>
          <draw:line draw:style-name="gr13" draw:text-style-name="P5" draw:layer="layout" svg:x1="11.7cm" svg:y1="14.65cm" svg:x2="14.1cm" svg:y2="14.65cm">
            <text:p/>
          </draw:line>
          <draw:frame draw:style-name="gr21" draw:text-style-name="P10" draw:layer="layout" svg:width="0.9cm" svg:height="1.119cm" svg:x="14cm" svg:y="14.091cm">
            <draw:text-box>
              <text:p><text:span text:style-name="T2">Σ</text:span></text:p>
            </draw:text-box>
          </draw:frame>
          <draw:line draw:style-name="gr13" draw:text-style-name="P5" draw:layer="layout" svg:x1="12.7cm" svg:y1="15.84cm" svg:x2="14.2cm" svg:y2="15.84cm">
            <text:p/>
          </draw:line>
          <draw:frame draw:style-name="gr21" draw:text-style-name="P10" draw:layer="layout" svg:width="0.9cm" svg:height="1.119cm" svg:x="14cm" svg:y="15.281cm">
            <draw:text-box>
              <text:p><text:span text:style-name="T2">Σ</text:span></text:p>
            </draw:text-box>
          </draw:frame>
        </draw:g>
        <draw:line draw:style-name="gr13" draw:text-style-name="P5" draw:layer="layout" svg:x1="18.2cm" svg:y1="15.3cm" svg:x2="21.4cm" svg:y2="15.3cm">
          <text:p/>
        </draw:line>
        <draw:line draw:style-name="gr13" draw:text-style-name="P5" draw:layer="layout" svg:x1="18.175cm" svg:y1="17.7cm" svg:x2="21.875cm" svg:y2="17.7cm">
          <text:p/>
        </draw:line>
        <draw:line draw:style-name="gr13" draw:text-style-name="P5" draw:layer="layout" svg:x1="18.15cm" svg:y1="20.2cm" svg:x2="22.35cm" svg:y2="20.2cm">
          <text:p/>
        </draw:line>
        <draw:custom-shape draw:style-name="gr20" draw:text-style-name="P9" draw:layer="layout" svg:width="0.5cm" svg:height="0.5cm" svg:x="17.354cm" svg:y="15.072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0.5cm" svg:height="0.5cm" svg:x="17.356cm" svg:y="17.472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0.5cm" svg:height="0.5cm" svg:x="17.355cm" svg:y="19.972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5" draw:layer="layout" svg:x1="15cm" svg:y1="13.5cm" svg:x2="17.2cm" svg:y2="15.098cm">
          <text:p/>
        </draw:line>
        <draw:line draw:style-name="gr13" draw:text-style-name="P5" draw:layer="layout" svg:x1="15cm" svg:y1="14.598cm" svg:x2="17.2cm" svg:y2="17.494cm">
          <text:p/>
        </draw:line>
        <draw:line draw:style-name="gr13" draw:text-style-name="P5" draw:layer="layout" svg:x1="15cm" svg:y1="15.797cm" svg:x2="17.2cm" svg:y2="19.792cm">
          <text:p/>
        </draw:line>
        <draw:g>
          <draw:g>
            <draw:custom-shape draw:style-name="gr19" draw:text-style-name="P8" draw:layer="layout" svg:width="2cm" svg:height="2cm" svg:x="8.626cm" svg:y="18.0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8" draw:layer="layout" svg:width="2cm" svg:height="2cm" svg:x="9.626cm" svg:y="19.0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8" draw:layer="layout" svg:width="2cm" svg:height="2cm" svg:x="10.626cm" svg:y="20.0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0" draw:text-style-name="P9" draw:layer="layout" svg:width="0.5cm" svg:height="0.5cm" draw:transform="rotate (0.785398163397448) translate (7.076cm 19.17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13" draw:text-style-name="P5" draw:layer="layout" svg:x1="7.883cm" svg:y1="19.125cm" svg:x2="8.683cm" svg:y2="19.125cm">
            <text:p/>
          </draw:line>
          <draw:g>
            <draw:custom-shape draw:style-name="gr20" draw:text-style-name="P9" draw:layer="layout" svg:width="0.5cm" svg:height="0.5cm" draw:transform="rotate (0.785398163397448) translate (7.051cm 20.313cm)">
              <text:p/>
    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line draw:style-name="gr13" draw:text-style-name="P5" draw:layer="layout" svg:x1="7.758cm" svg:y1="20.359cm" svg:x2="9.658cm" svg:y2="20.359cm">
              <text:p/>
            </draw:line>
          </draw:g>
          <draw:custom-shape draw:style-name="gr20" draw:text-style-name="P9" draw:layer="layout" svg:width="0.5cm" svg:height="0.5cm" draw:transform="rotate (0.785398163397448) translate (7.026cm 21.54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13" draw:text-style-name="P5" draw:layer="layout" svg:x1="7.733cm" svg:y1="21.593cm" svg:x2="10.633cm" svg:y2="21.593cm">
            <text:p/>
          </draw:line>
          <draw:line draw:style-name="gr13" draw:text-style-name="P5" draw:layer="layout" svg:x1="5.676cm" svg:y1="20.325cm" svg:x2="7.076cm" svg:y2="20.325cm">
            <text:p/>
          </draw:line>
          <draw:line draw:style-name="gr13" draw:text-style-name="P5" draw:layer="layout" svg:x1="5.651cm" svg:y1="20.325cm" svg:x2="6.976cm" svg:y2="19.325cm">
            <text:p/>
          </draw:line>
          <draw:line draw:style-name="gr13" draw:text-style-name="P5" draw:layer="layout" svg:x1="5.629cm" svg:y1="20.345cm" svg:x2="6.954cm" svg:y2="21.345cm">
            <text:p/>
          </draw:line>
          <draw:line draw:style-name="gr13" draw:text-style-name="P5" draw:layer="layout" svg:x1="10.676cm" svg:y1="18.48cm" svg:x2="14.076cm" svg:y2="18.48cm">
            <text:p/>
          </draw:line>
          <draw:frame draw:style-name="gr21" draw:text-style-name="P10" draw:layer="layout" svg:width="0.907cm" svg:height="1.119cm" svg:x="13.979cm" svg:y="17.925cm">
            <draw:text-box>
              <text:p><text:span text:style-name="T2">Σ</text:span></text:p>
            </draw:text-box>
          </draw:frame>
          <draw:line draw:style-name="gr13" draw:text-style-name="P5" draw:layer="layout" svg:x1="11.676cm" svg:y1="19.675cm" svg:x2="14.076cm" svg:y2="19.675cm">
            <text:p/>
          </draw:line>
          <draw:frame draw:style-name="gr21" draw:text-style-name="P10" draw:layer="layout" svg:width="0.9cm" svg:height="1.119cm" svg:x="13.976cm" svg:y="19.116cm">
            <draw:text-box>
              <text:p><text:span text:style-name="T2">Σ</text:span></text:p>
            </draw:text-box>
          </draw:frame>
          <draw:line draw:style-name="gr13" draw:text-style-name="P5" draw:layer="layout" svg:x1="12.676cm" svg:y1="20.865cm" svg:x2="14.176cm" svg:y2="20.865cm">
            <text:p/>
          </draw:line>
          <draw:frame draw:style-name="gr21" draw:text-style-name="P10" draw:layer="layout" svg:width="0.9cm" svg:height="1.119cm" svg:x="13.976cm" svg:y="20.306cm">
            <draw:text-box>
              <text:p><text:span text:style-name="T2">Σ</text:span></text:p>
            </draw:text-box>
          </draw:frame>
        </draw:g>
        <draw:line draw:style-name="gr13" draw:text-style-name="P5" draw:layer="layout" svg:x1="15cm" svg:y1="20.79cm" svg:x2="17.185cm" svg:y2="20.369cm">
          <text:p/>
        </draw:line>
        <draw:line draw:style-name="gr13" draw:text-style-name="P5" draw:layer="layout" svg:x1="15cm" svg:y1="19.592cm" svg:x2="17.185cm" svg:y2="17.972cm">
          <text:p/>
        </draw:line>
        <draw:line draw:style-name="gr13" draw:text-style-name="P5" draw:layer="layout" svg:x1="15cm" svg:y1="18.493cm" svg:x2="17.185cm" svg:y2="15.6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4T21:21:22.687803186</meta:creation-date>
    <dc:date>2017-06-17T01:35:18.850567478</dc:date>
    <meta:editing-duration>PT1H14M42S</meta:editing-duration>
    <meta:editing-cycles>17</meta:editing-cycles>
    <meta:generator>LibreOffice/5.1.6.2$Linux_X86_64 LibreOffice_project/10m0$Build-2</meta:generator>
    <meta:document-statistic meta:object-count="115"/>
  </office:meta>
</office:document-meta>
</file>